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" style:parent-style-name="Normalny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Dokumentacja dla projektu ASP.NET MVC – „Drumkits Store”</text:p>
      <text:p text:style-name="P2"/>
      <text:p text:style-name="Normalny"><text:span text:style-name="T3">Wymagania do instalacji projektu:<text:s/></text:span></text:p>
      <text:p text:style-name="P4">- Visual Studio (wraz z ASP.NET w wersji<text:s/>9.0 oraz paczkami Entity Framework)<text:line-break/>- Microsoft .NET<text:s/>9.0.102<text:s/>SDK (jeżeli nie zostanie wcześniej zainstalowane poprzez VS)<text:s/><text:line-break/>- SQL Server 2022<text:line-break/>- SQL Server Management Studio<text:line-break/></text:p>
      <text:p text:style-name="P5"/>
      <text:p text:style-name="P6"/>
      <text:p text:style-name="P7"/>
      <text:p text:style-name="P8">Microsoft.VisualStudio.Web.CodeGeneration.Design (9.0.0)</text:p>
      <text:p text:style-name="P9">Microsoft.EntityFrameworkCore (9.0.0)</text:p>
      <text:p text:style-name="P10">Microsoft.EntityFrameworkCore.Design (9.0.0)</text:p>
      <text:p text:style-name="P11">Microsoft.EntityFrameworkCore.SqlServer (9.0.0)</text:p>
      <text:p text:style-name="P12">Microsoft.EntityFrameworkCore.Tools (9.0.0)</text:p>
      <text:p text:style-name="P13"/>
      <text:p text:style-name="P14">Łańcuch połączenia z bazą:</text:p>
      <text:p text:style-name="P15">"ConnectionStrings": {</text:p>
      <text:p text:style-name="P16"><text:s text:c="5"/>"DevConnection": "Server=(nazwa naszego servera sql);Database=DrumkitStoreDB;Trusted_Connection=True;TrustServerCertificate=True;"<text:line-break/>}</text:p>
      <text:p text:style-name="P17">Nazwa serwera: PC-NV</text:p>
      <text:p text:style-name="P18">Nazwa bazy danych: Drumkity</text:p>
      <text:p text:style-name="P19">add-migration Initial</text:p>
      <text:p text:style-name="P20">update-database</text:p>
      <text:p text:style-name="P21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 NV</meta:initial-creator>
    <dc:creator>T NV</dc:creator>
    <meta:creation-date>2025-01-14T02:05:00Z</meta:creation-date>
    <dc:date>2025-01-16T05:04:00Z</dc:date>
    <meta:template xlink:href="Normal.dotm" xlink:type="simple"/>
    <meta:editing-cycles>65</meta:editing-cycles>
    <meta:editing-duration>PT20040S</meta:editing-duration>
    <meta:document-statistic meta:page-count="1" meta:paragraph-count="1" meta:word-count="117" meta:character-count="819" meta:row-count="5" meta:non-whitespace-character-count="703"/>
  </office:meta>
</office:document-meta>
</file>